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4424" calcext:value-type="float">
            <text:p>68.9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1744" calcext:value-type="float">
            <text:p>62.7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705</text:p>
          </table:table-cell>
          <table:table-cell office:value-type="string" calcext:value-type="string">
            <text:p>TWDB:1055705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